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0C000001225480E842FD98E23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4cm" svg:height="3.679cm" svg:x="8.808cm" svg:y="12.998cm">
          <draw:image xlink:href="Pictures/100002010000010C000001225480E842FD98E23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6:44:32.037515120</meta:creation-date>
    <dc:date>2018-02-09T16:45:42.928118639</dc:date>
    <meta:editing-duration>PT1M11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